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1CE6D35B3C1D9CCB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26310E4527EAC0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3.625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07cm, 3.049cm, 0cm)" draw:image-opacity="100%" style:mirror="none"/>
    </style:style>
    <style:style style:name="gr4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239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solid" draw:fill-color="#dddddd" draw:opacity="100%" draw:textarea-horizontal-align="left" draw:auto-grow-height="true" draw:auto-grow-width="false" fo:min-height="0.239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2.459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4cm, 2.667cm, 0cm)" draw:image-opacity="100%" style:mirror="none"/>
    </style:style>
    <style:style style:name="gr20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239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3.28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2cm, 2.573cm, 3.04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2cm" fo:margin-bottom="0cm"/>
      <style:text-properties style:font-name="Timesnewroman" fo:font-size="10pt"/>
    </style:style>
    <style:style style:name="P3" style:family="paragraph">
      <loext:graphic-properties draw:fill="solid" draw:fill-color="#dddddd" draw:opacity="100%"/>
      <style:paragraph-properties fo:margin-top="0.102cm" fo:margin-bottom="0cm"/>
      <style:text-properties style:font-name="Timesnewroman" fo:font-size="10pt" fo:font-weight="bold" style:font-size-asian="6pt" style:font-size-complex="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.203cm" fo:margin-right="0cm" fo:text-indent="0.051cm"/>
      <style:text-properties style:font-name="Timesnewroman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margin-left="0.203cm" fo:margin-right="0cm" fo:text-indent="0.051cm"/>
      <style:text-properties style:font-name="Timesnewroman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0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1" style:family="paragraph">
      <style:text-properties style:font-name="Timesnewroman" fo:font-size="10pt" fo:font-weight="bold"/>
    </style:style>
    <style:style style:name="P12" style:family="paragraph">
      <loext:graphic-properties draw:fill="none" draw:fill-color="#ffffff"/>
      <style:text-properties style:font-name="Timesnewroman" fo:font-size="10pt" fo:font-weight="bold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text-properties style:font-name="Timesnewroman" fo:font-size="12pt" fo:font-weight="bold"/>
    </style:style>
    <style:style style:name="P15" style:family="paragraph">
      <loext:graphic-properties draw:fill="none" draw:fill-color="#ffffff"/>
      <style:text-properties style:font-name="Timesnewroman" fo:font-size="12pt" fo:font-weight="bold" style:font-size-asian="12pt" style:font-size-complex="12pt"/>
    </style:style>
    <style:style style:name="P16" style:family="paragraph">
      <style:text-properties style:font-name="Timesnewroman" fo:font-size="12pt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Timesnewroman" fo:font-size="12pt" fo:font-weight="bold" style:font-size-asian="12pt" style:font-weight-asian="bold" style:font-size-complex="12pt" style:font-weight-complex="bold"/>
    </style:style>
    <style:style style:name="P18" style:family="paragraph">
      <style:text-properties style:font-name="Timesnewroman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Timesnewroman" fo:font-size="10pt" style:font-size-asian="10pt" style:font-size-complex="10pt"/>
    </style:style>
    <style:style style:name="T1" style:family="text">
      <style:text-properties fo:font-weight="bold" style:font-size-asian="6pt" style:font-size-complex="6pt"/>
    </style:style>
    <style:style style:name="T2" style:family="text">
      <style:text-properties style:font-name="Timesnew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508cm" svg:x="6.747cm" svg:y="8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89cm" svg:height="0.508cm" svg:x="13.559cm" svg:y="8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6.411cm" svg:height="3.937cm" svg:x="0.529cm" svg:y="0.036cm">
          <draw:image xlink:href="Pictures/10000201000004380000028A74223BB8A6DE33D4.png" xlink:type="simple" xlink:show="embed" xlink:actuate="onLoad">
            <text:p/>
          </draw:image>
        </draw:frame>
        <draw:frame draw:style-name="gr3" draw:text-style-name="P1" draw:layer="layout" svg:width="6.284cm" svg:height="3.558cm" svg:x="0.529cm" svg:y="3.173cm">
          <draw:image xlink:href="Pictures/10000201000004380000028A26310E4527EAC09C.png" xlink:type="simple" xlink:show="embed" xlink:actuate="onLoad">
            <text:p/>
          </draw:image>
        </draw:frame>
        <draw:frame draw:style-name="gr4" draw:text-style-name="P3" draw:layer="layout" svg:width="0.655cm" svg:height="0.674cm" svg:x="1.373cm" svg:y="0.24cm">
          <draw:text-box>
            <text:p text:style-name="P2"><text:span text:style-name="T1">1</text:span></text:p>
          </draw:text-box>
        </draw:frame>
        <draw:frame draw:style-name="gr5" draw:text-style-name="P3" draw:layer="layout" svg:width="0.655cm" svg:height="0.674cm" svg:x="1.373cm" svg:y="3.504cm">
          <draw:text-box>
            <text:p text:style-name="P2"><text:span text:style-name="T1">4</text:span></text:p>
          </draw:text-box>
        </draw:frame>
        <draw:custom-shape draw:style-name="gr6" draw:text-style-name="P4" draw:layer="layout" svg:width="0.622cm" svg:height="0.672cm" svg:x="3.434cm" svg:y="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4.92cm" svg:height="2.452cm" draw:transform="skewX (0.301418361819421) rotate (0.501258561172771) translate (1.31550469272838cm 7.97892727556352cm)" svg:viewBox="0 0 4921 2453" svg:d="M0 0c2857 1 4921 2453 4921 2453">
          <text:p/>
        </draw:path>
        <draw:line draw:style-name="gr8" draw:text-style-name="P1" draw:layer="layout" svg:x1="1.168cm" svg:y1="7.025cm" svg:x2="6.501cm" svg:y2="7.025cm">
          <text:p/>
        </draw:line>
        <draw:line draw:style-name="gr8" draw:text-style-name="P1" draw:layer="layout" svg:x1="1.168cm" svg:y1="9.692cm" svg:x2="6.501cm" svg:y2="9.692cm">
          <text:p/>
        </draw:line>
        <draw:frame draw:style-name="gr9" draw:text-style-name="P6" draw:layer="layout" svg:width="1.918cm" svg:height="1.029cm" svg:x="3.67cm" svg:y="7.84cm">
          <draw:text-box>
            <text:p text:style-name="P5"><text:span text:style-name="T2">Void</text:span></text:p>
          </draw:text-box>
        </draw:frame>
        <draw:line draw:style-name="gr10" draw:text-style-name="P1" draw:layer="layout" svg:x1="1.726cm" svg:y1="7.828cm" svg:x2="1.884cm" svg:y2="8.04cm">
          <text:p/>
        </draw:line>
        <draw:line draw:style-name="gr10" draw:text-style-name="P1" draw:layer="layout" svg:x1="1.904cm" svg:y1="7.849cm" svg:x2="1.708cm" svg:y2="8.02cm">
          <text:p/>
        </draw:line>
        <draw:line draw:style-name="gr10" draw:text-style-name="P1" draw:layer="layout" svg:x1="5.61cm" svg:y1="7.914cm" svg:x2="5.768cm" svg:y2="8.126cm">
          <text:p/>
        </draw:line>
        <draw:line draw:style-name="gr10" draw:text-style-name="P1" draw:layer="layout" svg:x1="5.787cm" svg:y1="7.935cm" svg:x2="5.591cm" svg:y2="8.106cm">
          <text:p/>
        </draw:line>
        <draw:line draw:style-name="gr11" draw:text-style-name="P1" draw:layer="layout" svg:x1="1.786cm" svg:y1="7.914cm" svg:x2="1.786cm" svg:y2="8.93cm">
          <text:p/>
        </draw:line>
        <draw:line draw:style-name="gr11" draw:text-style-name="P1" draw:layer="layout" svg:x1="3.724cm" svg:y1="8.33cm" svg:x2="3.724cm" svg:y2="8.965cm">
          <text:p/>
        </draw:line>
        <draw:line draw:style-name="gr11" draw:text-style-name="P1" draw:layer="layout" svg:x1="5.67cm" svg:y1="8.041cm" svg:x2="5.67cm" svg:y2="9.057cm">
          <text:p/>
        </draw:line>
        <draw:line draw:style-name="gr12" draw:text-style-name="P1" draw:layer="layout" svg:x1="1.786cm" svg:y1="8.93cm" svg:x2="1.786cm" svg:y2="9.311cm">
          <text:p/>
        </draw:line>
        <draw:line draw:style-name="gr13" draw:text-style-name="P1" draw:layer="layout" svg:x1="5.67cm" svg:y1="8.93cm" svg:x2="5.67cm" svg:y2="9.311cm">
          <text:p/>
        </draw:line>
        <draw:line draw:style-name="gr13" draw:text-style-name="P1" draw:layer="layout" svg:x1="1.786cm" svg:y1="8.931cm" svg:x2="1.786cm" svg:y2="9.311cm">
          <text:p/>
        </draw:line>
        <draw:line draw:style-name="gr13" draw:text-style-name="P1" draw:layer="layout" svg:x1="3.724cm" svg:y1="8.965cm" svg:x2="3.724cm" svg:y2="9.346cm">
          <text:p/>
        </draw:line>
        <draw:line draw:style-name="gr14" draw:text-style-name="P1" draw:layer="layout" svg:x1="1.786cm" svg:y1="9.065cm" svg:x2="3.724cm" svg:y2="9.057cm">
          <text:p/>
        </draw:line>
        <draw:line draw:style-name="gr14" draw:text-style-name="P1" draw:layer="layout" svg:x1="1.787cm" svg:y1="9.065cm" svg:x2="3.725cm" svg:y2="9.057cm">
          <text:p/>
        </draw:line>
        <draw:line draw:style-name="gr14" draw:text-style-name="P1" draw:layer="layout" svg:x1="3.733cm" svg:y1="9.065cm" svg:x2="5.671cm" svg:y2="9.057cm">
          <text:p/>
        </draw:line>
        <draw:g>
          <svg:title>TexMaths</svg:title>
          <svg:desc>14§display§d§svg§600§FALSE§</svg:desc>
          <draw:polygon draw:style-name="gr15" draw:text-style-name="P7" draw:layer="layout" svg:width="0.238cm" svg:height="0.342cm" svg:x="2.724cm" svg:y="8.549cm" svg:viewBox="0 0 239 343" draw:points="120,343 0,343 0,0 239,0 239,343">
            <text:p/>
          </draw:polygon>
          <draw:path draw:style-name="gr16" draw:text-style-name="P8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7" draw:layer="layout" svg:width="0.238cm" svg:height="0.342cm" svg:x="4.611cm" svg:y="8.549cm" svg:viewBox="0 0 239 343" draw:points="120,343 0,343 0,0 239,0 239,343">
            <text:p/>
          </draw:polygon>
          <draw:path draw:style-name="gr16" draw:text-style-name="P8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2.724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4.611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frame draw:style-name="gr17" draw:text-style-name="P12" draw:layer="layout" svg:width="0.917cm" svg:height="0.64cm" svg:x="0.968cm" svg:y="9.847cm">
          <draw:text-box>
            <text:p text:style-name="P11"><text:span text:style-name="T3">(1)</text:span></text:p>
          </draw:text-box>
        </draw:frame>
        <draw:frame draw:style-name="gr18" draw:text-style-name="P1" draw:layer="layout" svg:width="6.8cm" svg:height="3.937cm" svg:x="7.038cm" svg:y="0.036cm">
          <draw:image xlink:href="Pictures/10000201000004380000028A1CE6D35B3C1D9CCB.png" xlink:type="simple" xlink:show="embed" xlink:actuate="onLoad">
            <text:p/>
          </draw:image>
        </draw:frame>
        <draw:frame draw:style-name="gr19" draw:text-style-name="P1" draw:layer="layout" svg:width="6.673cm" svg:height="3.685cm" svg:x="7.038cm" svg:y="3.173cm">
          <draw:image xlink:href="Pictures/10000201000004380000028A9C84C4CC63347A2E.png" xlink:type="simple" xlink:show="embed" xlink:actuate="onLoad">
            <text:p/>
          </draw:image>
        </draw:frame>
        <draw:frame draw:style-name="gr5" draw:text-style-name="P3" draw:layer="layout" svg:width="0.655cm" svg:height="0.674cm" svg:x="7.73cm" svg:y="3.504cm">
          <draw:text-box>
            <text:p text:style-name="P2"><text:span text:style-name="T1">5</text:span></text:p>
          </draw:text-box>
        </draw:frame>
        <draw:frame draw:style-name="gr20" draw:text-style-name="P3" draw:layer="layout" svg:width="0.655cm" svg:height="0.658cm" svg:x="7.73cm" svg:y="0.24cm">
          <draw:text-box>
            <text:p text:style-name="P2"><text:span text:style-name="T1">2</text:span></text:p>
          </draw:text-box>
        </draw:frame>
        <draw:g>
          <draw:custom-shape draw:style-name="gr6" draw:text-style-name="P4" draw:layer="layout" svg:width="0.622cm" svg:height="0.672cm" svg:x="10.177cm" svg:y="7.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911cm" svg:y1="7.025cm" svg:x2="13.244cm" svg:y2="7.025cm">
            <text:p/>
          </draw:line>
          <draw:line draw:style-name="gr8" draw:text-style-name="P1" draw:layer="layout" svg:x1="7.911cm" svg:y1="9.692cm" svg:x2="13.244cm" svg:y2="9.692cm">
            <text:p/>
          </draw:line>
          <draw:line draw:style-name="gr10" draw:text-style-name="P1" draw:layer="layout" svg:x1="8.469cm" svg:y1="7.828cm" svg:x2="8.627cm" svg:y2="8.04cm">
            <text:p/>
          </draw:line>
          <draw:line draw:style-name="gr10" draw:text-style-name="P1" draw:layer="layout" svg:x1="8.646cm" svg:y1="7.849cm" svg:x2="8.45cm" svg:y2="8.02cm">
            <text:p/>
          </draw:line>
          <draw:line draw:style-name="gr10" draw:text-style-name="P1" draw:layer="layout" svg:x1="12.353cm" svg:y1="7.914cm" svg:x2="12.511cm" svg:y2="8.126cm">
            <text:p/>
          </draw:line>
          <draw:line draw:style-name="gr10" draw:text-style-name="P1" draw:layer="layout" svg:x1="12.53cm" svg:y1="7.935cm" svg:x2="12.334cm" svg:y2="8.106cm">
            <text:p/>
          </draw:line>
          <draw:line draw:style-name="gr11" draw:text-style-name="P1" draw:layer="layout" svg:x1="8.529cm" svg:y1="7.914cm" svg:x2="8.529cm" svg:y2="8.93cm">
            <text:p/>
          </draw:line>
          <draw:line draw:style-name="gr11" draw:text-style-name="P1" draw:layer="layout" svg:x1="10.467cm" svg:y1="8.33cm" svg:x2="10.467cm" svg:y2="8.965cm">
            <text:p/>
          </draw:line>
          <draw:line draw:style-name="gr11" draw:text-style-name="P1" draw:layer="layout" svg:x1="12.413cm" svg:y1="8.041cm" svg:x2="12.413cm" svg:y2="9.057cm">
            <text:p/>
          </draw:line>
          <draw:line draw:style-name="gr12" draw:text-style-name="P1" draw:layer="layout" svg:x1="8.529cm" svg:y1="8.93cm" svg:x2="8.529cm" svg:y2="9.311cm">
            <text:p/>
          </draw:line>
          <draw:line draw:style-name="gr13" draw:text-style-name="P1" draw:layer="layout" svg:x1="12.413cm" svg:y1="8.93cm" svg:x2="12.413cm" svg:y2="9.311cm">
            <text:p/>
          </draw:line>
          <draw:line draw:style-name="gr13" draw:text-style-name="P1" draw:layer="layout" svg:x1="8.529cm" svg:y1="8.931cm" svg:x2="8.529cm" svg:y2="9.311cm">
            <text:p/>
          </draw:line>
          <draw:line draw:style-name="gr13" draw:text-style-name="P1" draw:layer="layout" svg:x1="10.467cm" svg:y1="8.965cm" svg:x2="10.467cm" svg:y2="9.346cm">
            <text:p/>
          </draw:line>
          <draw:line draw:style-name="gr14" draw:text-style-name="P1" draw:layer="layout" svg:x1="8.529cm" svg:y1="9.065cm" svg:x2="10.467cm" svg:y2="9.057cm">
            <text:p/>
          </draw:line>
          <draw:line draw:style-name="gr14" draw:text-style-name="P1" draw:layer="layout" svg:x1="8.53cm" svg:y1="9.065cm" svg:x2="10.468cm" svg:y2="9.057cm">
            <text:p/>
          </draw:line>
          <draw:line draw:style-name="gr14" draw:text-style-name="P1" draw:layer="layout" svg:x1="10.475cm" svg:y1="9.065cm" svg:x2="12.413cm" svg:y2="9.057cm">
            <text:p/>
          </draw:line>
          <draw:g>
            <svg:title>TexMaths</svg:title>
            <svg:desc>14§display§d§svg§600§FALSE§</svg:desc>
            <draw:polygon draw:style-name="gr15" draw:text-style-name="P7" draw:layer="layout" svg:width="0.238cm" svg:height="0.342cm" svg:x="9.467cm" svg:y="8.549cm" svg:viewBox="0 0 239 343" draw:points="120,343 0,343 0,0 239,0 239,343">
              <text:p/>
            </draw:polygon>
            <draw:path draw:style-name="gr16" draw:text-style-name="P8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7" draw:layer="layout" svg:width="0.238cm" svg:height="0.342cm" svg:x="11.354cm" svg:y="8.549cm" svg:viewBox="0 0 239 343" draw:points="120,343 0,343 0,0 239,0 239,343">
              <text:p/>
            </draw:polygon>
            <draw:path draw:style-name="gr16" draw:text-style-name="P8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9" draw:layer="layout" svg:width="0.238cm" svg:height="0.342cm" svg:x="9.467cm" svg:y="8.549cm" svg:viewBox="0 0 239 343" draw:points="120,343 0,343 0,0 239,0 239,343">
              <text:p/>
            </draw:polygon>
            <draw:path draw:style-name="gr16" draw:text-style-name="P10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9" draw:layer="layout" svg:width="0.238cm" svg:height="0.342cm" svg:x="11.354cm" svg:y="8.549cm" svg:viewBox="0 0 239 343" draw:points="120,343 0,343 0,0 239,0 239,343">
              <text:p/>
            </draw:polygon>
            <draw:path draw:style-name="gr16" draw:text-style-name="P10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path draw:style-name="gr7" draw:text-style-name="P1" draw:layer="layout" svg:width="1.795cm" svg:height="4.416cm" draw:transform="skewX (-0.359014227135234) rotate (0.997455667514759) translate (7.82841079732275cm 8.38785976069951cm)" svg:viewBox="0 0 1796 4417" svg:d="M0 108c733 1 1025-278 1115 57 91 334-311 544-522 780-211 237-150 460-150 460 0 0 9 377 954 140s-240 1143-240 1143c0 0-423 474-312 544 110 69 1085-55 935 404-152 460-524 781-524 781">
            <text:p/>
          </draw:path>
        </draw:g>
        <draw:frame draw:style-name="gr17" draw:text-style-name="P12" draw:layer="layout" svg:width="0.917cm" svg:height="0.64cm" svg:x="7.632cm" svg:y="9.819cm">
          <draw:text-box>
            <text:p text:style-name="P11"><text:span text:style-name="T3">(2)</text:span></text:p>
          </draw:text-box>
        </draw:frame>
        <draw:custom-shape draw:style-name="gr6" draw:text-style-name="P4" draw:layer="layout" svg:width="0.621cm" svg:height="0.672cm" svg:x="17.028cm" svg:y="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62cm" svg:y1="7.025cm" svg:x2="20.095cm" svg:y2="7.025cm">
          <text:p/>
        </draw:line>
        <draw:line draw:style-name="gr8" draw:text-style-name="P1" draw:layer="layout" svg:x1="14.762cm" svg:y1="9.692cm" svg:x2="20.095cm" svg:y2="9.692cm">
          <text:p/>
        </draw:line>
        <draw:line draw:style-name="gr10" draw:text-style-name="P1" draw:layer="layout" svg:x1="15.32cm" svg:y1="7.828cm" svg:x2="15.478cm" svg:y2="8.04cm">
          <text:p/>
        </draw:line>
        <draw:line draw:style-name="gr10" draw:text-style-name="P1" draw:layer="layout" svg:x1="15.497cm" svg:y1="7.849cm" svg:x2="15.301cm" svg:y2="8.02cm">
          <text:p/>
        </draw:line>
        <draw:line draw:style-name="gr10" draw:text-style-name="P1" draw:layer="layout" svg:x1="19.204cm" svg:y1="7.914cm" svg:x2="19.362cm" svg:y2="8.126cm">
          <text:p/>
        </draw:line>
        <draw:line draw:style-name="gr10" draw:text-style-name="P1" draw:layer="layout" svg:x1="19.381cm" svg:y1="7.935cm" svg:x2="19.185cm" svg:y2="8.106cm">
          <text:p/>
        </draw:line>
        <draw:line draw:style-name="gr11" draw:text-style-name="P1" draw:layer="layout" svg:x1="15.38cm" svg:y1="7.914cm" svg:x2="15.38cm" svg:y2="8.93cm">
          <text:p/>
        </draw:line>
        <draw:line draw:style-name="gr11" draw:text-style-name="P1" draw:layer="layout" svg:x1="17.318cm" svg:y1="8.33cm" svg:x2="17.318cm" svg:y2="8.965cm">
          <text:p/>
        </draw:line>
        <draw:line draw:style-name="gr11" draw:text-style-name="P1" draw:layer="layout" svg:x1="19.264cm" svg:y1="8.041cm" svg:x2="19.264cm" svg:y2="9.057cm">
          <text:p/>
        </draw:line>
        <draw:line draw:style-name="gr12" draw:text-style-name="P1" draw:layer="layout" svg:x1="15.38cm" svg:y1="8.93cm" svg:x2="15.38cm" svg:y2="9.311cm">
          <text:p/>
        </draw:line>
        <draw:line draw:style-name="gr13" draw:text-style-name="P1" draw:layer="layout" svg:x1="19.264cm" svg:y1="8.93cm" svg:x2="19.264cm" svg:y2="9.311cm">
          <text:p/>
        </draw:line>
        <draw:line draw:style-name="gr13" draw:text-style-name="P1" draw:layer="layout" svg:x1="15.38cm" svg:y1="8.931cm" svg:x2="15.38cm" svg:y2="9.311cm">
          <text:p/>
        </draw:line>
        <draw:line draw:style-name="gr13" draw:text-style-name="P1" draw:layer="layout" svg:x1="17.318cm" svg:y1="8.965cm" svg:x2="17.318cm" svg:y2="9.346cm">
          <text:p/>
        </draw:line>
        <draw:line draw:style-name="gr14" draw:text-style-name="P1" draw:layer="layout" svg:x1="15.38cm" svg:y1="9.065cm" svg:x2="17.318cm" svg:y2="9.057cm">
          <text:p/>
        </draw:line>
        <draw:line draw:style-name="gr14" draw:text-style-name="P1" draw:layer="layout" svg:x1="15.381cm" svg:y1="9.065cm" svg:x2="17.319cm" svg:y2="9.057cm">
          <text:p/>
        </draw:line>
        <draw:line draw:style-name="gr14" draw:text-style-name="P1" draw:layer="layout" svg:x1="17.326cm" svg:y1="9.065cm" svg:x2="19.264cm" svg:y2="9.057cm">
          <text:p/>
        </draw:line>
        <draw:g>
          <svg:title>TexMaths</svg:title>
          <svg:desc>14§display§d§svg§600§FALSE§</svg:desc>
          <draw:polygon draw:style-name="gr15" draw:text-style-name="P7" draw:layer="layout" svg:width="0.238cm" svg:height="0.342cm" svg:x="16.318cm" svg:y="8.549cm" svg:viewBox="0 0 239 343" draw:points="120,343 0,343 0,0 239,0 239,343">
            <text:p/>
          </draw:polygon>
          <draw:path draw:style-name="gr16" draw:text-style-name="P8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7" draw:layer="layout" svg:width="0.238cm" svg:height="0.342cm" svg:x="18.205cm" svg:y="8.549cm" svg:viewBox="0 0 239 343" draw:points="120,343 0,343 0,0 239,0 239,343">
            <text:p/>
          </draw:polygon>
          <draw:path draw:style-name="gr16" draw:text-style-name="P8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16.318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18.205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custom-shape draw:style-name="gr21" draw:text-style-name="P13" draw:layer="layout" svg:width="0.791cm" svg:height="0.855cm" svg:x="18.881cm" svg:y="7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027cm" svg:height="1.109cm" svg:x="16.827cm" svg:y="7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791cm" svg:height="0.855cm" svg:x="14.912cm" svg:y="7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27cm" svg:height="0.64cm" svg:x="14.543cm" svg:y="9.819cm">
          <draw:text-box>
            <text:p text:style-name="P11"><text:span text:style-name="T3">(</text:span><text:span text:style-name="T3">3</text:span><text:span text:style-name="T3">)</text:span></text:p>
          </draw:text-box>
        </draw:frame>
        <draw:frame draw:style-name="gr24" draw:text-style-name="P1" draw:layer="layout" svg:width="6.482cm" svg:height="3.936cm" svg:x="13.964cm" svg:y="0.028cm">
          <draw:image xlink:href="Pictures/10000201000004380000028ADE78B00DA265EBED.png" xlink:type="simple" xlink:show="embed" xlink:actuate="onLoad">
            <text:p/>
          </draw:image>
        </draw:frame>
        <draw:frame draw:style-name="gr25" draw:text-style-name="P1" draw:layer="layout" svg:width="6.762cm" svg:height="3.431cm" svg:x="13.938cm" svg:y="3.3cm">
          <draw:image xlink:href="Pictures/10000201000004380000028ADA52DF6B5BA028A7.png" xlink:type="simple" xlink:show="embed" xlink:actuate="onLoad">
            <text:p/>
          </draw:image>
        </draw:frame>
        <draw:frame draw:style-name="gr5" draw:text-style-name="P3" draw:layer="layout" svg:width="0.655cm" svg:height="0.674cm" svg:x="14.224cm" svg:y="3.504cm">
          <draw:text-box>
            <text:p text:style-name="P2"><text:span text:style-name="T1">6</text:span></text:p>
          </draw:text-box>
        </draw:frame>
        <draw:frame draw:style-name="gr20" draw:text-style-name="P3" draw:layer="layout" svg:width="0.655cm" svg:height="0.658cm" svg:x="14.224cm" svg:y="0.24cm">
          <draw:text-box>
            <text:p text:style-name="P2"><text:span text:style-name="T1">3</text:span></text:p>
          </draw:text-box>
        </draw:frame>
        <draw:frame draw:style-name="gr26" draw:text-style-name="P15" draw:layer="layout" svg:width="1.018cm" svg:height="0.725cm" svg:x="0.081cm" svg:y="1.778cm">
          <draw:text-box>
            <text:p text:style-name="P14"><text:span text:style-name="T4">(</text:span><text:span text:style-name="T4">a</text:span><text:span text:style-name="T4">)</text:span></text:p>
          </draw:text-box>
        </draw:frame>
        <draw:frame draw:style-name="gr26" draw:text-style-name="P17" draw:layer="layout" svg:width="1.018cm" svg:height="0.725cm" svg:x="0.081cm" svg:y="8.255cm">
          <draw:text-box>
            <text:p text:style-name="P16"><text:span text:style-name="T5">(</text:span><text:span text:style-name="T5">b</text:span><text:span text:style-name="T5">)</text:span></text:p>
          </draw:text-box>
        </draw:frame>
        <draw:frame draw:style-name="gr26" draw:text-style-name="P19" draw:layer="layout" svg:width="1.018cm" svg:height="0.725cm" svg:x="5.586cm" svg:y="8.038cm">
          <draw:text-box>
            <text:p text:style-name="P18"><text:span text:style-name="T6">B</text:span></text:p>
          </draw:text-box>
        </draw:frame>
        <draw:frame draw:style-name="gr26" draw:text-style-name="P19" draw:layer="layout" svg:width="1.018cm" svg:height="0.725cm" svg:x="1.189cm" svg:y="8.038cm">
          <draw:text-box>
            <text:p text:style-name="P18"><text:span text:style-name="T6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0.5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17T16:00:01.669482350</dc:date>
    <meta:editing-duration>PT1H53M45S</meta:editing-duration>
    <meta:editing-cycles>14</meta:editing-cycles>
    <meta:generator>LibreOffice/6.0.6.2$Linux_X86_64 LibreOffice_project/00m0$Build-2</meta:generator>
    <meta:document-statistic meta:object-count="115"/>
  </office:meta>
</office:document-meta>
</file>